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="thin solid #000000" style:vertical-align="middle"/>
      <style:text-properties fo:font-size="8pt" style:font-size-asian="8pt" style:font-size-complex="8pt"/>
    </style:style>
    <style:style style:name="ce6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 style:data-style-name="N0">
      <style:table-cell-properties fo:border="thin solid #000000" style:vertical-align="middle" fo:background-color="#EEEEEE"/>
      <style:text-properties fo:font-size="8pt" style:font-size-asian="8pt" style:font-size-complex="8pt"/>
    </style:style>
    <style:style style:name="ce11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16416666666667cm"/>
    </style:style>
    <style:style style:name="co7" style:family="table-column">
      <style:table-column-properties fo:break-before="auto" style:column-width="1.00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"/>
    </style:style>
    <style:style style:name="ce15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cell-content()&gt;1" style:apply-style-name="cf1"/>
    </style:style>
    <style:style style:name="ce16" style:family="table-cell" style:parent-style-name="Default" style:data-style-name="N13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  <style:map style:condition="of:is-true-formula(ISBLANK([.D3]))" style:apply-style-name="cf2" style:base-cell-address="participação.D3"/>
      <style:map style:condition="of:cell-content-is-not-between(0,1)" style:apply-style-name="cf1"/>
      <style:map style:condition="of:is-true-formula(NOT(ISNUMBER([.D3])))" style:apply-style-name="cf1" style:base-cell-address="participação.D3"/>
    </style:style>
    <style:style style:name="ce17" style:family="table-cell" style:parent-style-name="Default" style:data-style-name="N13">
      <style:table-cell-properties fo:border="thin solid #000000" style:vertical-align="middle" fo:background-color="#EEEEEE" style:repeat-content="false"/>
      <style:paragraph-properties fo:text-align="center"/>
      <style:text-properties fo:font-size="8pt" style:font-size-asian="8pt" style:font-size-complex="8pt"/>
      <style:map style:condition="of:is-true-formula(ISBLANK([.D3]))" style:apply-style-name="cf2" style:base-cell-address="participação.D3"/>
      <style:map style:condition="of:cell-content-is-not-between(0,1)" style:apply-style-name="cf1"/>
      <style:map style:condition="of:is-true-formula(NOT(ISNUMBER([.D3])))" style:apply-style-name="cf1" style:base-cell-address="participação.D3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status="enable" table:maximum-difference="1E-4"/>
      </table:calculation-settings>
      <table:table table:name="grupo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nmec:</text:p>
          </table:table-cell>
          <table:table-cell office:value-type="string" table:style-name="ce2">
            <text:p>nome</text:p>
          </table:table-cell>
          <table:table-cell table:number-columns-repeated="16382"/>
        </table:table-row>
        <table:table-row table:style-name="ro1">
          <table:table-cell office:value-type="float" office:value="98466" table:style-name="ce1">
            <text:p>98466</text:p>
          </table:table-cell>
          <table:table-cell office:value-type="string" table:style-name="ce1">
            <text:p>Rafael Santos</text:p>
          </table:table-cell>
          <table:table-cell table:number-columns-repeated="16382"/>
        </table:table-row>
        <table:table-row table:style-name="ro1">
          <table:table-cell office:value-type="float" office:value="85101" table:style-name="ce1">
            <text:p>85101</text:p>
          </table:table-cell>
          <table:table-cell office:value-type="string" table:style-name="ce1">
            <text:p>Gonçalo Freitas</text:p>
          </table:table-cell>
          <table:table-cell table:number-columns-repeated="16382"/>
        </table:table-row>
        <table:table-row table:style-name="ro1">
          <table:table-cell office:value-type="float" office:value="97772" table:style-name="ce1">
            <text:p>97772</text:p>
          </table:table-cell>
          <table:table-cell office:value-type="string" table:style-name="ce1">
            <text:p>Leonardo Fiúza</text:p>
          </table:table-cell>
          <table:table-cell table:number-columns-repeated="16382"/>
        </table:table-row>
        <table:table-row table:style-name="ro1">
          <table:table-cell office:value-type="float" office:value="93400" table:style-name="ce1">
            <text:p>93400</text:p>
          </table:table-cell>
          <table:table-cell office:value-type="string" table:style-name="ce1">
            <text:p>Francisco Silva</text:p>
          </table:table-cell>
          <table:table-cell table:number-columns-repeated="16382"/>
        </table:table-row>
        <table:table-row table:style-name="ro1">
          <table:table-cell office:value-type="float" office:value="93432" table:style-name="ce1">
            <text:p>93432</text:p>
          </table:table-cell>
          <table:table-cell office:value-type="string" table:style-name="ce1">
            <text:p>Joaquim Andrade</text:p>
          </table:table-cell>
          <table:table-cell table:number-columns-repeated="16382"/>
        </table:table-row>
        <table:table-row table:style-name="ro1">
          <table:table-cell office:value-type="float" office:value="98392" table:style-name="ce1">
            <text:p>98392</text:p>
          </table:table-cell>
          <table:table-cell office:value-type="string" table:style-name="ce1">
            <text:p>Mariana Silva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participação" table:style-name="ta1">
        <table:table-column table:style-name="co4" table:default-cell-style-name="ce8"/>
        <table:table-column table:style-name="co5" table:default-cell-style-name="ce8"/>
        <table:table-column table:style-name="co6" table:number-columns-repeated="7" table:default-cell-style-name="ce3"/>
        <table:table-column table:style-name="co7" table:default-cell-style-name="ce3"/>
        <table:table-column table:style-name="co1" table:number-columns-repeated="1014" table:default-cell-style-name="ce8"/>
        <table:table-column table:style-name="co3" table:number-columns-repeated="15360" table:default-cell-style-name="ce1"/>
        <table:table-row table:style-name="ro2">
          <table:table-cell table:number-columns-repeated="3" table:style-name="ce2"/>
          <table:table-cell office:value-type="float" office:value="98466" table:formula="of:=IF(ISBLANK([grupo.A2]);&quot;&quot;;[grupo.A2])" table:style-name="ce2">
            <text:p>98466</text:p>
          </table:table-cell>
          <table:table-cell office:value-type="float" office:value="85101" table:formula="of:=IF(ISBLANK([grupo.A3]);&quot;&quot;;[grupo.A3])" table:style-name="ce2">
            <text:p>85101</text:p>
          </table:table-cell>
          <table:table-cell office:value-type="float" office:value="97772" table:formula="of:=IF(ISBLANK([grupo.A4]);&quot;&quot;;[grupo.A4])" table:style-name="ce2">
            <text:p>97772</text:p>
          </table:table-cell>
          <table:table-cell office:value-type="float" office:value="93400" table:formula="of:=IF(ISBLANK([grupo.A5]);&quot;&quot;;[grupo.A5])" table:style-name="ce2">
            <text:p>93400</text:p>
          </table:table-cell>
          <table:table-cell office:value-type="float" office:value="93432" table:formula="of:=IF(ISBLANK([grupo.A6]);&quot;&quot;;[grupo.A6])" table:style-name="ce2">
            <text:p>93432</text:p>
          </table:table-cell>
          <table:table-cell office:value-type="float" office:value="98392" table:formula="of:=IF(ISBLANK([grupo.A7]);&quot;&quot;;[grupo.A7])" table:style-name="ce2">
            <text:p>98392</text:p>
          </table:table-cell>
          <table:table-cell table:style-name="ce2"/>
          <table:table-cell table:number-columns-repeated="16374" table:style-name="ce3"/>
        </table:table-row>
        <table:table-row table:style-name="ro2">
          <table:table-cell table:style-name="ce2"/>
          <table:table-cell office:value-type="string" table:style-name="ce2">
            <text:p>file(s)</text:p>
          </table:table-cell>
          <table:table-cell office:value-type="string" table:style-name="ce2">
            <text:p>effort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???</text:p>
          </table:table-cell>
          <table:table-cell office:value-type="string" table:style-name="ce2">
            <text:p>sum</text:p>
          </table:table-cell>
          <table:table-cell table:number-columns-repeated="16374" table:style-name="ce3"/>
        </table:table-row>
        <table:table-row table:style-name="ro1">
          <table:table-cell office:value-type="string" table:number-columns-spanned="1" table:number-rows-spanned="7" table:style-name="ce12">
            <text:p>PCT</text:p>
          </table:table-cell>
          <table:table-cell office:value-type="string" table:style-name="ce5">
            <text:p>pct.cpp, pct_module.h</text:p>
          </table:table-cell>
          <table:table-cell office:value-type="string" table:style-name="ce6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3:.I3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init.cpp</text:p>
          </table:table-cell>
          <table:table-cell office:value-type="string" table:style-name="ce4">
            <text:p>3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4:.I4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insert.cpp</text:p>
          </table:table-cell>
          <table:table-cell office:value-type="string" table:style-name="ce4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5:.I5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print.cpp</text:p>
          </table:table-cell>
          <table:table-cell office:value-type="string" table:style-name="ce4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6:.I6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getters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7:.I7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setters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8:.I8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pct_state_as_string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9:.I9])" table:style-name="ce15">
            <text:p>0%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8" table:style-name="ce13">
            <text:p>PEQ</text:p>
          </table:table-cell>
          <table:table-cell office:value-type="string" table:style-name="ce10">
            <text:p>peq.cpp, peq_module.h</text:p>
          </table:table-cell>
          <table:table-cell office:value-type="string" table:style-name="ce9">
            <text:p>2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0:.I10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init.cpp</text:p>
          </table:table-cell>
          <table:table-cell office:value-type="string" table:style-name="ce9">
            <text:p>3--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1:.I11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insert.cpp</text:p>
          </table:table-cell>
          <table:table-cell office:value-type="string" table:style-name="ce9">
            <text:p>2--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2:.I12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print.cpp</text:p>
          </table:table-cell>
          <table:table-cell office:value-type="string" table:style-name="ce9">
            <text:p>2--3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3:.I13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fetch.cpp</text:p>
          </table:table-cell>
          <table:table-cell office:value-type="string" table:style-name="ce9">
            <text:p>3--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4:.I14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is_empty.cpp</text:p>
          </table:table-cell>
          <table:table-cell office:value-type="string" table:style-name="ce9">
            <text:p>2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5:.I15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type_as_string.cpp</text:p>
          </table:table-cell>
          <table:table-cell office:value-type="string" table:style-name="ce9">
            <text:p>1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6:.I16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peq_first_postponed.cpp</text:p>
          </table:table-cell>
          <table:table-cell office:value-type="string" table:style-name="ce9">
            <text:p>2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17:.I17])" table:style-name="ce14">
            <text:p>0%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11" table:style-name="ce12">
            <text:p>MEM</text:p>
          </table:table-cell>
          <table:table-cell office:value-type="string" table:style-name="ce5">
            <text:p>mem.cpp, mem_module.h</text:p>
          </table:table-cell>
          <table:table-cell office:value-type="string" table:style-name="ce4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18:.I18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init.cpp</text:p>
          </table:table-cell>
          <table:table-cell office:value-type="string" table:style-name="ce4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19:.I19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print.cpp</text:p>
          </table:table-cell>
          <table:table-cell office:value-type="string" table:style-name="ce4">
            <text:p>2--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0:.I20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alloc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1:.I21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ff_alloc.cpp</text:p>
          </table:table-cell>
          <table:table-cell office:value-type="string" table:style-name="ce4">
            <text:p>3--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2:.I22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nf_alloc.cpp</text:p>
          </table:table-cell>
          <table:table-cell office:value-type="string" table:style-name="ce4">
            <text:p>3--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3:.I23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bf_alloc.cpp</text:p>
          </table:table-cell>
          <table:table-cell office:value-type="string" table:style-name="ce4">
            <text:p>3--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4:.I24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wf_alloc.cpp</text:p>
          </table:table-cell>
          <table:table-cell office:value-type="string" table:style-name="ce4">
            <text:p>3--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5:.I25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free.cpp</text:p>
          </table:table-cell>
          <table:table-cell office:value-type="string" table:style-name="ce4">
            <text:p>3--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6:.I26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getters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7:.I27])" table:style-name="ce15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5">
            <text:p>mem_policy_as_string.cpp</text:p>
          </table:table-cell>
          <table:table-cell office:value-type="string" table:style-name="ce4">
            <text:p>1--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office:value-type="percentage" office:value="0" table:formula="of:=SUM([.D28:.I28])" table:style-name="ce15">
            <text:p>0%</text:p>
          </table:table-cell>
          <table:table-cell table:number-columns-repeated="16374"/>
        </table:table-row>
        <table:table-row table:style-name="ro1">
          <table:table-cell office:value-type="string" table:number-columns-spanned="1" table:number-rows-spanned="5" table:style-name="ce13">
            <text:p>SIM</text:p>
          </table:table-cell>
          <table:table-cell office:value-type="string" table:style-name="ce10">
            <text:p>sim.cpp, sim_module.h</text:p>
          </table:table-cell>
          <table:table-cell office:value-type="string" table:style-name="ce9">
            <text:p>2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29:.I29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im_init.cpp</text:p>
          </table:table-cell>
          <table:table-cell office:value-type="string" table:style-name="ce9">
            <text:p>2--2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30:.I30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im_run.cpp</text:p>
          </table:table-cell>
          <table:table-cell office:value-type="string" table:style-name="ce9">
            <text:p>4--5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31:.I31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im_check_syntax.cpp</text:p>
          </table:table-cell>
          <table:table-cell office:value-type="string" table:style-name="ce9">
            <text:p>3--4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32:.I32])" table:style-name="ce14">
            <text:p>0%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10">
            <text:p>sim_getters.cpp</text:p>
          </table:table-cell>
          <table:table-cell office:value-type="string" table:style-name="ce9">
            <text:p>1--1</text:p>
          </table:table-cell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table:style-name="ce17"/>
          <table:table-cell office:value-type="percentage" office:value="0" table:formula="of:=SUM([.D33:.I33])" table:style-name="ce14">
            <text:p>0%</text:p>
          </table:table-cell>
          <table:table-cell table:number-columns-repeated="16374"/>
        </table:table-row>
        <table:table-row table:number-rows-repeated="1048543" table:style-name="ro3">
          <table:table-cell table:number-columns-repeated="16384"/>
        </table:table-row>
      </table:table>
      <table:table table:name="comentários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">
      <number:day number:style="long"/>
      <number:text>-</number:text>
      <number:month number:style="long"/>
      <number:text>-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CC0000"/>
      <style:text-properties fo:color="#FFFFFF" fo:font-weight="bold" style:font-weight-asian="bold" style:font-weight-complex="bold"/>
    </style:style>
    <style:style style:name="cf2" style:family="table-cell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Joaquim Andrade</dc:creator>
    <meta:creation-date>2022-12-28T14:47:45Z</meta:creation-date>
    <dc:date>2023-01-06T17:55:15Z</dc:date>
    <meta:editing-cycles>18</meta:editing-cycles>
    <meta:editing-duration>PT98595S</meta:editing-duration>
  </office:meta>
</office:document-meta>
</file>